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4e7c" officeooo:paragraph-rsid="001e4e7c"/>
    </style:style>
    <style:style style:name="P2" style:family="paragraph" style:parent-style-name="Standard">
      <style:text-properties officeooo:rsid="001fd543" officeooo:paragraph-rsid="001fd543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амым удобным способом для меня было использования шаблона встроенного в <text:span text:style-name="T1">Libre Office. </text:span><text:span text:style-name="T2">В текстовом редакторе представлено только два шаблона, но они мне больше всего понравились. Удобно в нахождении, не нужно тратить много времени, возможно редактировать после закрытия, бесплатный функционал, есть возможность корректировать структуру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e4e7c" officeooo:paragraph-rsid="001e4e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Закаблукова АЭ, ИВТ-1.1, сравнение деловых писем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3T00:23:05.757000000</meta:creation-date>
    <dc:date>2025-01-23T00:27:37.023000000</dc:date>
    <meta:editing-duration>PT4M31S</meta:editing-duration>
    <meta:editing-cycles>2</meta:editing-cycles>
    <meta:generator>LibreOffice/24.2.6.2$Windows_X86_64 LibreOffice_project/ef66aa7e36a1bb8e65bfbc63aba53045a14d0871</meta:generator>
    <meta:document-statistic meta:table-count="0" meta:image-count="0" meta:object-count="0" meta:page-count="1" meta:paragraph-count="2" meta:word-count="49" meta:character-count="384" meta:non-whitespace-character-count="337"/>
  </office:meta>
</office:document-meta>
</file>